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gr1" style:family="graphic">
      <style:graphic-properties draw:stroke="none" svg:stroke-color="#3465a4" draw:marker-start="Circle" draw:marker-end="Circle" draw:fill="none" draw:opacity="0%" draw:textarea-horizontal-align="center" draw:textarea-vertical-align="middle" draw:shadow-offset-x="8.65pt" draw:shadow-offset-y="8.65pt" draw:shadow-opacity="0%" draw:ole-draw-aspect="1"/>
    </style:style>
    <style:style style:name="P1" style:family="paragraph">
      <loext:graphic-properties draw:fill="none" draw:opacity="0%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306.74pt" svg:y="165.66pt">
            <draw:object draw:notify-on-update-of-ranges="Sheet1.B1:Sheet1.B1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487184917149591" calcext:value-type="float">
            <text:p>0.000487184917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55484285478285" calcext:value-type="float">
            <text:p>0.0005554842854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825156028176803" calcext:value-type="float">
            <text:p>0.0008251560281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860162800607576" calcext:value-type="float">
            <text:p>0.0008601628006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852778369662904" calcext:value-type="float">
            <text:p>0.0008527783696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5828891415903" calcext:value-type="float">
            <text:p>0.4158288914159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4398637071178" calcext:value-type="float">
            <text:p>0.8543986370711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18148615464597" calcext:value-type="float">
            <text:p>5.181486154645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39196977366836" calcext:value-type="float">
            <text:p>5.391969773668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27345814591351" calcext:value-type="float">
            <text:p>5.273458145913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18921848615553" calcext:value-type="float">
            <text:p>5.189218486155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15122264889033" calcext:value-type="float">
            <text:p>5.151222648890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15829670571223" calcext:value-type="float">
            <text:p>5.158296705712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21833803289587" calcext:value-type="float">
            <text:p>5.218338032895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30261213899929" calcext:value-type="float">
            <text:p>5.302612138999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44327596660321" calcext:value-type="float">
            <text:p>5.443275966603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58060187256273" calcext:value-type="float">
            <text:p>5.580601872562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7251442582132" calcext:value-type="float">
            <text:p>5.72514425821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97442994011734" calcext:value-type="float">
            <text:p>5.974429940117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09567922260405" calcext:value-type="float">
            <text:p>6.095679222604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22278032098924" calcext:value-type="float">
            <text:p>6.222780320989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33309521483573" calcext:value-type="float">
            <text:p>6.333095214835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44842130045394" calcext:value-type="float">
            <text:p>6.448421300453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53933754243132" calcext:value-type="float">
            <text:p>6.539337542431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62716486030521" calcext:value-type="float">
            <text:p>6.627164860305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37554728699824" calcext:value-type="float">
            <text:p>6.375547286998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77165606822579" calcext:value-type="float">
            <text:p>6.771656068225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81224639940361" calcext:value-type="float">
            <text:p>6.812246399403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90538981404075" calcext:value-type="float">
            <text:p>6.905389814040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93804589260966" calcext:value-type="float">
            <text:p>6.938045892609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01433772792871" calcext:value-type="float">
            <text:p>7.014337727928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62273085051062" calcext:value-type="float">
            <text:p>6.622730850510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03679582090275" calcext:value-type="float">
            <text:p>7.036795820902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.06670808684373" calcext:value-type="float">
            <text:p>7.066708086843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71260742617427" calcext:value-type="float">
            <text:p>6.712607426174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.65298461982537" calcext:value-type="float">
            <text:p>7.652984619825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.82639685306247" calcext:value-type="float">
            <text:p>7.826396853062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.96961843589956" calcext:value-type="float">
            <text:p>7.969618435899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13788902598614" calcext:value-type="float">
            <text:p>8.137889025986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.37810737408289" calcext:value-type="float">
            <text:p>8.378107374082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59404133040653" calcext:value-type="float">
            <text:p>8.594041330406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7827928655451" calcext:value-type="float">
            <text:p>8.78279286554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.38475128287002" calcext:value-type="float">
            <text:p>9.384751282870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.68443176024091" calcext:value-type="float">
            <text:p>9.684431760240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87989721584103" calcext:value-type="float">
            <text:p>9.879897215841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36805384839599" calcext:value-type="float">
            <text:p>9.368053848395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8731949699676" calcext:value-type="float">
            <text:p>10.87319496996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0324912643596" calcext:value-type="float">
            <text:p>11.03249126435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147585770085" calcext:value-type="float">
            <text:p>11.1475857700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.9475273583831" calcext:value-type="float">
            <text:p>10.947527358383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.6750769399077" calcext:value-type="float">
            <text:p>11.67507693990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.7976060253999" calcext:value-type="float">
            <text:p>11.79760602539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.3914975620993" calcext:value-type="float">
            <text:p>11.39149756209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7298038772742" calcext:value-type="float">
            <text:p>12.72980387727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7172563655983" calcext:value-type="float">
            <text:p>12.71725636559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653263523372" calcext:value-type="float">
            <text:p>12.6532635233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.7134093014939" calcext:value-type="float">
            <text:p>12.71340930149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.7520667423968" calcext:value-type="float">
            <text:p>12.75206674239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.6101384689979" calcext:value-type="float">
            <text:p>12.61013846899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.4934775771057" calcext:value-type="float">
            <text:p>12.49347757710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.6292857547204" calcext:value-type="float">
            <text:p>12.62928575472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.7377513095207" calcext:value-type="float">
            <text:p>13.73775130952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.2828682204571" calcext:value-type="float">
            <text:p>12.28286822045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.7337386522508" calcext:value-type="float">
            <text:p>11.73373865225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.2246162474763" calcext:value-type="float">
            <text:p>13.22461624747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.1327671033481" calcext:value-type="float">
            <text:p>13.13276710334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.302262692435" calcext:value-type="float">
            <text:p>13.3022626924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.5880124424947" calcext:value-type="float">
            <text:p>14.58801244249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4192577680567" calcext:value-type="float">
            <text:p>13.41925776805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.588852180925" calcext:value-type="float">
            <text:p>13.5888521809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.9305814107664" calcext:value-type="float">
            <text:p>14.93058141076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.0726997173083" calcext:value-type="float">
            <text:p>12.07269971730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.7907821108462" calcext:value-type="float">
            <text:p>12.79078211084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.7667196324571" calcext:value-type="float">
            <text:p>12.76671963245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.3406316329123" calcext:value-type="float">
            <text:p>13.34063163291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.9214203719788" calcext:value-type="float">
            <text:p>13.92142037197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.403014793672" calcext:value-type="float">
            <text:p>14.4030147936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.1909163907643" calcext:value-type="float">
            <text:p>15.19091639076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8894231517257" calcext:value-type="float">
            <text:p>15.88942315172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.350225873509" calcext:value-type="float">
            <text:p>16.3502258735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.8981113675387" calcext:value-type="float">
            <text:p>16.89811136753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.0910091125345" calcext:value-type="float">
            <text:p>15.09100911253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.7986566368105" calcext:value-type="float">
            <text:p>25.79865663681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.0217150019803" calcext:value-type="float">
            <text:p>24.02171500198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.0612385805486" calcext:value-type="float">
            <text:p>24.06123858054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.9316771324794" calcext:value-type="float">
            <text:p>25.931677132479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.1890792496698" calcext:value-type="float">
            <text:p>22.18907924966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.4026594082671" calcext:value-type="float">
            <text:p>23.40265940826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.2194570883066" calcext:value-type="float">
            <text:p>24.21945708830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.0770087565305" calcext:value-type="float">
            <text:p>25.07700875653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.1378333347011" calcext:value-type="float">
            <text:p>24.13783333470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7.7900451886862" calcext:value-type="float">
            <text:p>27.79004518868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.3044248002329" calcext:value-type="float">
            <text:p>28.30442480023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.8701295150058" calcext:value-type="float">
            <text:p>28.870129515005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9.1996494636739" calcext:value-type="float">
            <text:p>29.199649463673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.3956628453839" calcext:value-type="float">
            <text:p>29.39566284538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9.9030132444224" calcext:value-type="float">
            <text:p>29.90301324442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.1358813443425" calcext:value-type="float">
            <text:p>31.13588134434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6317906849605" calcext:value-type="float">
            <text:p>31.63179068496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1.5006816941692" calcext:value-type="float">
            <text:p>31.50068169416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.9931755111574" calcext:value-type="float">
            <text:p>34.99317551115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6.5638223231748" calcext:value-type="float">
            <text:p>36.56382232317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7.164027759764" calcext:value-type="float">
            <text:p>37.1640277597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7.8666312745165" calcext:value-type="float">
            <text:p>37.866631274516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9.3503801951807" calcext:value-type="float">
            <text:p>39.35038019518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0.0918776463956" calcext:value-type="float">
            <text:p>40.09187764639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9.8583110968273" calcext:value-type="float">
            <text:p>39.858311096827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.8058757666476" calcext:value-type="float">
            <text:p>40.805875766647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0.6800394676235" calcext:value-type="float">
            <text:p>40.680039467623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0.9633028110989" calcext:value-type="float">
            <text:p>40.963302811098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1.654953121394" calcext:value-type="float">
            <text:p>41.65495312139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1.346353849998" calcext:value-type="float">
            <text:p>41.34635384999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3.6095749974251" calcext:value-type="float">
            <text:p>43.609574997425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4.7382205745754" calcext:value-type="float">
            <text:p>44.73822057457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3.8124065797408" calcext:value-type="float">
            <text:p>43.812406579740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7.1972174084705" calcext:value-type="float">
            <text:p>47.19721740847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0.7845625013113" calcext:value-type="float">
            <text:p>50.784562501311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0.5526110940509" calcext:value-type="float">
            <text:p>50.55261109405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2.7471250027418" calcext:value-type="float">
            <text:p>52.74712500274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2.970533323288" calcext:value-type="float">
            <text:p>52.97053332328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2.8471874922514" calcext:value-type="float">
            <text:p>52.84718749225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3.1114999873297" calcext:value-type="float">
            <text:p>53.11149998732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3.0685714108603" calcext:value-type="float">
            <text:p>53.068571410860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5.0685714278902" calcext:value-type="float">
            <text:p>55.068571427890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4.8803333322207" calcext:value-type="float">
            <text:p>54.880333332220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4.384562510252" calcext:value-type="float">
            <text:p>54.3845625102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5.8718749761581" calcext:value-type="float">
            <text:p>55.871874976158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5.1169999837875" calcext:value-type="float">
            <text:p>55.11699998378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7.2765999794006" calcext:value-type="float">
            <text:p>57.276599979400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6.2216249585152" calcext:value-type="float">
            <text:p>56.221624958515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1.4965000629425" calcext:value-type="float">
            <text:p>61.49650006294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1.4965000629425" calcext:value-type="float">
            <text:p>61.49650006294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1.4965000629425" calcext:value-type="float">
            <text:p>61.49650006294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1.4965000629425" calcext:value-type="float">
            <text:p>61.49650006294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3:33:47.301000000</meta:creation-date>
    <dc:date>2019-07-04T15:07:50.429000000</dc:date>
    <meta:editing-duration>PT1H23M1S</meta:editing-duration>
    <meta:editing-cycles>3</meta:editing-cycles>
    <meta:generator>LibreOffice/6.0.4.2$Windows_X86_64 LibreOffice_project/9b0d9b32d5dcda91d2f1a96dc04c645c450872bf</meta:generator>
    <meta:document-statistic meta:table-count="1" meta:cell-count="2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opacity="0%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Sheet1.B1:Sheet1.B135" svg:x="1.717cm" svg:y="0.18cm" svg:width="13.962cm" svg:height="7.277cm">
          <chartooo:coordinate-region svg:x="2.338cm" svg:y="0.301cm" svg:width="13.341cm" svg:height="6.304cm"/>
          <chart:axis chart:dimension="x" chart:name="primary-x" chart:style-name="ch3">
            <chart:title svg:x="4.799cm" svg:y="7.638cm" chart:style-name="ch4">
              <text:p>Time before phase change (s)</text:p>
            </chart:title>
          </chart:axis>
          <chart:axis chart:dimension="y" chart:name="primary-y" chart:style-name="ch5">
            <chart:title svg:x="0.451cm" svg:y="6.87cm" chart:style-name="ch6">
              <text:p>Mean Average Error (s)</text:p>
            </chart:title>
          </chart:axis>
          <chart:series chart:style-name="ch7" chart:values-cell-range-address="Sheet1.B1:Sheet1.B135" chart:class="chart:line">
            <chart:data-point chart:repeated="1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Sheet1.B1:Sheet1.B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87184917149591">
                <text:p>0.000487184917149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55484285478285">
                <text:p>0.000555484285478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25156028176803">
                <text:p>0.000825156028176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60162800607576">
                <text:p>0.000860162800607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852778369662904">
                <text:p>0.000852778369662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828891415903">
                <text:p>0.415828891415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4398637071178">
                <text:p>0.854398637071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18148615464597">
                <text:p>5.18148615464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39196977366836">
                <text:p>5.39196977366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27345814591351">
                <text:p>5.27345814591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8921848615553">
                <text:p>5.18921848615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5122264889033">
                <text:p>5.151222648890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15829670571223">
                <text:p>5.158296705712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1833803289587">
                <text:p>5.21833803289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0261213899929">
                <text:p>5.30261213899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4327596660321">
                <text:p>5.44327596660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8060187256273">
                <text:p>5.58060187256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251442582132">
                <text:p>5.72514425821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7442994011734">
                <text:p>5.974429940117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09567922260405">
                <text:p>6.095679222604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22278032098924">
                <text:p>6.22278032098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33309521483573">
                <text:p>6.333095214835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44842130045394">
                <text:p>6.448421300453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53933754243132">
                <text:p>6.539337542431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62716486030521">
                <text:p>6.627164860305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37554728699824">
                <text:p>6.37554728699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7165606822579">
                <text:p>6.771656068225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81224639940361">
                <text:p>6.812246399403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90538981404075">
                <text:p>6.90538981404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93804589260966">
                <text:p>6.938045892609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01433772792871">
                <text:p>7.014337727928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2273085051062">
                <text:p>6.622730850510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03679582090275">
                <text:p>7.036795820902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06670808684373">
                <text:p>7.066708086843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71260742617427">
                <text:p>6.712607426174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65298461982537">
                <text:p>7.652984619825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82639685306247">
                <text:p>7.826396853062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96961843589956">
                <text:p>7.969618435899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13788902598614">
                <text:p>8.137889025986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37810737408289">
                <text:p>8.378107374082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59404133040653">
                <text:p>8.594041330406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7827928655451">
                <text:p>8.78279286554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38475128287002">
                <text:p>9.38475128287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68443176024091">
                <text:p>9.684431760240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87989721584103">
                <text:p>9.879897215841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36805384839599">
                <text:p>9.368053848395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8731949699676">
                <text:p>10.87319496996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0324912643596">
                <text:p>11.0324912643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147585770085">
                <text:p>11.1475857700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9475273583831">
                <text:p>10.94752735838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6750769399077">
                <text:p>11.67507693990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7976060253999">
                <text:p>11.7976060253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3914975620993">
                <text:p>11.39149756209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7298038772742">
                <text:p>12.72980387727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7172563655983">
                <text:p>12.71725636559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653263523372">
                <text:p>12.6532635233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7134093014939">
                <text:p>12.71340930149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7520667423968">
                <text:p>12.75206674239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6101384689979">
                <text:p>12.61013846899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4934775771057">
                <text:p>12.49347757710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6292857547204">
                <text:p>12.62928575472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7377513095207">
                <text:p>13.73775130952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2828682204571">
                <text:p>12.28286822045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7337386522508">
                <text:p>11.73373865225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2246162474763">
                <text:p>13.22461624747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1327671033481">
                <text:p>13.1327671033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302262692435">
                <text:p>13.3022626924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5880124424947">
                <text:p>14.58801244249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4192577680567">
                <text:p>13.41925776805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588852180925">
                <text:p>13.5888521809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9305814107664">
                <text:p>14.93058141076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0726997173083">
                <text:p>12.07269971730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7907821108462">
                <text:p>12.79078211084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7667196324571">
                <text:p>12.76671963245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3406316329123">
                <text:p>13.3406316329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.9214203719788">
                <text:p>13.92142037197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.403014793672">
                <text:p>14.4030147936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1909163907643">
                <text:p>15.19091639076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8894231517257">
                <text:p>15.88942315172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350225873509">
                <text:p>16.3502258735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8981113675387">
                <text:p>16.89811136753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0910091125345">
                <text:p>15.0910091125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.7986566368105">
                <text:p>25.79865663681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.0217150019803">
                <text:p>24.02171500198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.0612385805486">
                <text:p>24.06123858054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.9316771324794">
                <text:p>25.93167713247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.1890792496698">
                <text:p>22.18907924966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.4026594082671">
                <text:p>23.40265940826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.2194570883066">
                <text:p>24.21945708830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0770087565305">
                <text:p>25.07700875653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.1378333347011">
                <text:p>24.13783333470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.7900451886862">
                <text:p>27.79004518868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3044248002329">
                <text:p>28.30442480023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.8701295150058">
                <text:p>28.87012951500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.1996494636739">
                <text:p>29.19964946367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.3956628453839">
                <text:p>29.39566284538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.9030132444224">
                <text:p>29.90301324442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.1358813443425">
                <text:p>31.13588134434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.6317906849605">
                <text:p>31.63179068496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.5006816941692">
                <text:p>31.50068169416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.9931755111574">
                <text:p>34.99317551115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.5638223231748">
                <text:p>36.56382232317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.164027759764">
                <text:p>37.1640277597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.8666312745165">
                <text:p>37.86663127451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.3503801951807">
                <text:p>39.35038019518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.0918776463956">
                <text:p>40.09187764639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.8583110968273">
                <text:p>39.85831109682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.8058757666476">
                <text:p>40.80587576664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.6800394676235">
                <text:p>40.68003946762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.9633028110989">
                <text:p>40.96330281109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.654953121394">
                <text:p>41.6549531213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.346353849998">
                <text:p>41.3463538499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.6095749974251">
                <text:p>43.60957499742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.7382205745754">
                <text:p>44.73822057457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.8124065797408">
                <text:p>43.81240657974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.1972174084705">
                <text:p>47.19721740847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.7845625013113">
                <text:p>50.78456250131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.5526110940509">
                <text:p>50.55261109405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.7471250027418">
                <text:p>52.74712500274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.970533323288">
                <text:p>52.9705333232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.8471874922514">
                <text:p>52.84718749225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.1114999873297">
                <text:p>53.11149998732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3.0685714108603">
                <text:p>53.06857141086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5.0685714278902">
                <text:p>55.06857142789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4.8803333322207">
                <text:p>54.88033333222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4.384562510252">
                <text:p>54.3845625102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.8718749761581">
                <text:p>55.87187497615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.1169999837875">
                <text:p>55.1169999837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7.2765999794006">
                <text:p>57.27659997940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.2216249585152">
                <text:p>56.22162495851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.4965000629425">
                <text:p>61.49650006294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1.4965000629425">
                <text:p>61.49650006294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1.4965000629425">
                <text:p>61.49650006294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1.4965000629425">
                <text:p>61.4965000629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